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FREE AIR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1hz</text:p>
          </table:table-cell>
          <table:table-cell/>
          <table:table-cell office:value-type="string" calcext:value-type="string">
            <text:p>2hz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samples</text:p>
          </table:table-cell>
          <table:table-cell office:value-type="string" calcext:value-type="string">
            <text:p>samplerate(hz)</text:p>
          </table:table-cell>
          <table:table-cell/>
          <table:table-cell office:value-type="string" calcext:value-type="string">
            <text:p>period1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phase1</text:p>
          </table:table-cell>
          <table:table-cell office:value-type="string" calcext:value-type="string">
            <text:p>phase2</text:p>
          </table:table-cell>
          <table:table-cell/>
        </table:table-row>
        <table:table-row table:style-name="ro1">
          <table:table-cell/>
          <table:table-cell office:value-type="float" office:value="3621.18" calcext:value-type="float">
            <text:p>3621.18</text:p>
          </table:table-cell>
          <table:table-cell/>
          <table:table-cell office:value-type="float" office:value="11685.3" calcext:value-type="float">
            <text:p>11685.3</text:p>
          </table:table-cell>
          <table:table-cell office:value-type="string" calcext:value-type="string">
            <text:p>1hz</text:p>
          </table:table-cell>
          <table:table-cell table:formula="of:=[.D6]-[.B6]" office:value-type="float" office:value="-9.87000000000035" calcext:value-type="float">
            <text:p>-9.87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690.717" calcext:value-type="float">
            <text:p>690.717</text:p>
          </table:table-cell>
          <table:table-cell table:formula="of:=[.I5]-[.I4]" office:value-type="float" office:value="1112.963" calcext:value-type="float">
            <text:p>1112.963</text:p>
          </table:table-cell>
          <table:table-cell table:formula="of:=360*([.B6]/[.J7])" office:value-type="float" office:value="1.98521381541988" calcext:value-type="float">
            <text:p>1.9852138154</text:p>
          </table:table-cell>
          <table:table-cell table:formula="of:=360*([.D6]/[.J4])" office:value-type="float" office:value="0.776306130572058" calcext:value-type="float">
            <text:p>0.7763061306</text:p>
          </table:table-cell>
          <table:table-cell/>
        </table:table-row>
        <table:table-row table:style-name="ro1">
          <table:table-cell/>
          <table:table-cell office:value-type="float" office:value="3608.91" calcext:value-type="float">
            <text:p>3608.91</text:p>
          </table:table-cell>
          <table:table-cell/>
          <table:table-cell office:value-type="float" office:value="11682.9" calcext:value-type="float">
            <text:p>11682.9</text:p>
          </table:table-cell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period</text:p>
          </table:table-cell>
          <table:table-cell/>
          <table:table-cell office:value-type="float" office:value="1803.68" calcext:value-type="float">
            <text:p>1803.68</text:p>
          </table:table-cell>
          <table:table-cell table:number-columns-repeated="4"/>
        </table:table-row>
        <table:table-row table:style-name="ro1">
          <table:table-cell/>
          <table:table-cell table:formula="of:=[.B4]-[.B5]" office:value-type="float" office:value="12.27" calcext:value-type="float">
            <text:p>12.27</text:p>
          </table:table-cell>
          <table:table-cell/>
          <table:table-cell table:formula="of:=[.D4]-[.D5]" office:value-type="float" office:value="2.39999999999964" calcext:value-type="float">
            <text:p>2.4</text:p>
          </table:table-cell>
          <table:table-cell/>
          <table:table-cell table:formula="of:=[.F4]*[.G6]" office:value-type="float" office:value="-0.00411250000000014" calcext:value-type="float">
            <text:p>-0.0041125</text:p>
          </table:table-cell>
          <table:table-cell table:formula="of:=1/[.G4]" office:value-type="float" office:value="0.000416666666666667" calcext:value-type="float">
            <text:p>0.0004166667</text:p>
          </table:table-cell>
          <table:table-cell/>
          <table:table-cell office:value-type="string" calcext:value-type="string">
            <text:p>period2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tgd(est)</text:p>
          </table:table-cell>
          <table:table-cell office:value-type="string" calcext:value-type="string">
            <text:p>tgd(ms)</text:p>
          </table:table-cell>
        </table:table-row>
        <table:table-row table:style-name="ro1">
          <table:table-cell table:number-columns-repeated="8"/>
          <table:table-cell office:value-type="float" office:value="5418.1" calcext:value-type="float">
            <text:p>5418.1</text:p>
          </table:table-cell>
          <table:table-cell table:formula="of:=[.I8]-[.I7]" office:value-type="float" office:value="2225.05" calcext:value-type="float">
            <text:p>2225.05</text:p>
          </table:table-cell>
          <table:table-cell table:formula="of:=[.L4]-[.K4]" office:value-type="float" office:value="-1.20890768484782" calcext:value-type="float">
            <text:p>-1.2089076848</text:p>
          </table:table-cell>
          <table:table-cell table:formula="of:=[.K7]/360" office:value-type="float" office:value="-0.00335807690235505" calcext:value-type="float">
            <text:p>-0.0033580769</text:p>
          </table:table-cell>
          <table:table-cell table:style-name="ce1" table:formula="of:=1000*[.L7]" office:value-type="float" office:value="-3.35807690235505" calcext:value-type="float">
            <text:p>-3.36</text:p>
          </table:table-cell>
        </table:table-row>
        <table:table-row table:style-name="ro1">
          <table:table-cell/>
          <table:table-cell office:value-type="string" calcext:value-type="string">
            <text:p>676 COLLAR</text:p>
          </table:table-cell>
          <table:table-cell table:number-columns-repeated="6"/>
          <table:table-cell office:value-type="float" office:value="7643.15" calcext:value-type="float">
            <text:p>7643.1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group delay: <text:s/>(phi2-phi1)/(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1hz</text:p>
          </table:table-cell>
          <table:table-cell table:number-columns-repeated="2" office:value-type="string" calcext:value-type="string">
            <text:p>2hz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samples</text:p>
          </table:table-cell>
          <table:table-cell office:value-type="string" calcext:value-type="string">
            <text:p>samplerate(hz)</text:p>
          </table:table-cell>
          <table:table-cell table:number-columns-repeated="6"/>
        </table:table-row>
        <table:table-row table:style-name="ro1">
          <table:table-cell office:value-type="float" office:value="5954.48" calcext:value-type="float">
            <text:p>5954.48</text:p>
          </table:table-cell>
          <table:table-cell office:value-type="float" office:value="4842" calcext:value-type="float">
            <text:p>4842</text:p>
          </table:table-cell>
          <table:table-cell office:value-type="float" office:value="407.702" calcext:value-type="float">
            <text:p>407.702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1hz</text:p>
          </table:table-cell>
          <table:table-cell table:formula="of:=[.D13]-[.B13]" office:value-type="float" office:value="-263.19" calcext:value-type="float">
            <text:p>-263.19</text:p>
          </table:table-cell>
          <table:table-cell office:value-type="float" office:value="2400" calcext:value-type="float">
            <text:p>2400</text:p>
          </table:table-cell>
          <table:table-cell table:number-columns-repeated="6"/>
        </table:table-row>
        <table:table-row table:style-name="ro1">
          <table:table-cell office:value-type="float" office:value="5418.45" calcext:value-type="float">
            <text:p>5418.45</text:p>
          </table:table-cell>
          <table:table-cell office:value-type="float" office:value="4305.81" calcext:value-type="float">
            <text:p>4305.81</text:p>
          </table:table-cell>
          <table:table-cell office:value-type="float" office:value="134.403" calcext:value-type="float">
            <text:p>134.403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phase1</text:p>
          </table:table-cell>
          <table:table-cell office:value-type="string" calcext:value-type="string">
            <text:p>phase2</text:p>
          </table:table-cell>
          <table:table-cell office:value-type="string" calcext:value-type="string">
            <text:p>shift </text:p>
          </table:table-cell>
          <table:table-cell office:value-type="string" calcext:value-type="string">
            <text:p>tgd(est)</text:p>
          </table:table-cell>
          <table:table-cell office:value-type="string" calcext:value-type="string">
            <text:p>tgd(ms)</text:p>
          </table:table-cell>
        </table:table-row>
        <table:table-row table:style-name="ro1">
          <table:table-cell table:formula="of:=[.A11]-[.A12]" office:value-type="float" office:value="536.03" calcext:value-type="float">
            <text:p>536.03</text:p>
          </table:table-cell>
          <table:table-cell table:formula="of:=[.B11]-[.B12]" office:value-type="float" office:value="536.19" calcext:value-type="float">
            <text:p>536.19</text:p>
          </table:table-cell>
          <table:table-cell table:formula="of:=[.C11]-[.C12]" office:value-type="float" office:value="273.299" calcext:value-type="float">
            <text:p>273.299</text:p>
          </table:table-cell>
          <table:table-cell table:formula="of:=[.D11]-[.D12]" office:value-type="float" office:value="273" calcext:value-type="float">
            <text:p>273</text:p>
          </table:table-cell>
          <table:table-cell/>
          <table:table-cell table:formula="of:=[.F11]*[.G13]" office:value-type="float" office:value="-0.1096625" calcext:value-type="float">
            <text:p>-0.1096625</text:p>
          </table:table-cell>
          <table:table-cell table:formula="of:=1/[.G11]" office:value-type="float" office:value="0.000416666666666667" calcext:value-type="float">
            <text:p>0.0004166667</text:p>
          </table:table-cell>
          <table:table-cell/>
          <table:table-cell table:formula="of:=360*([.B13]/[.J7])" office:value-type="float" office:value="86.7523875867958" calcext:value-type="float">
            <text:p>86.7523875868</text:p>
          </table:table-cell>
          <table:table-cell table:formula="of:=360*([.D13]/[.J4])" office:value-type="float" office:value="88.3048223525849" calcext:value-type="float">
            <text:p>88.3048223526</text:p>
          </table:table-cell>
          <table:table-cell table:formula="of:=[.I13]-[.J13]" office:value-type="float" office:value="-1.55243476578917" calcext:value-type="float">
            <text:p>-1.5524347658</text:p>
          </table:table-cell>
          <table:table-cell table:formula="of:=[.K13]/360" office:value-type="float" office:value="-0.00431231879385881" calcext:value-type="float">
            <text:p>-0.0043123188</text:p>
          </table:table-cell>
          <table:table-cell table:style-name="ce1" table:formula="of:=1000*[.L13]" office:value-type="float" office:value="-4.31231879385881" calcext:value-type="float">
            <text:p>-4.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5:32:34.232333354</meta:creation-date>
    <dc:date>2021-03-25T09:55:18.825826059</dc:date>
    <meta:editing-duration>PT42M1S</meta:editing-duration>
    <meta:editing-cycles>2</meta:editing-cycles>
    <meta:generator>LibreOffice/5.1.6.2$Linux_X86_64 LibreOffice_project/10m0$Build-2</meta:generator>
    <meta:document-statistic meta:table-count="1" meta:cell-count="77" meta:object-count="0"/>
  </office:meta>
</office:document-meta>
</file>